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4F6000048C41B476C92.svm"/>
  <manifest:file-entry manifest:media-type="" manifest:full-path="Pictures/20000007000054F6000048C47E31F56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.0201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196 Mobile Application Development<text:line-break/>Practical Assessment, Section E</text:p>
      <text:p text:style-name="P1">Joseph Losee</text:p>
      <text:p text:style-name="P1">Deployment/Signing</text:p>
      <text:p text:style-name="P1"><draw:frame draw:style-name="fr1" draw:name="graphics1" text:anchor-type="paragraph" svg:x="0in" svg:y="-0.0583in" svg:width="6.6925in" svg:height="5.7311in" draw:z-index="0"><draw:image xlink:href="Pictures/20000007000054F6000048C41B476C92.svm" xlink:type="simple" xlink:show="embed" xlink:actuate="onLoad"/></draw:frame><draw:frame draw:style-name="fr1" draw:name="graphics2" text:anchor-type="paragraph" svg:x="0in" svg:y="2.7008in" svg:width="6.6925in" svg:height="5.7311in" draw:z-index="1"><draw:image xlink:href="Pictures/20000007000054F6000048C47E31F565.svm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9S</meta:editing-duration>
    <meta:editing-cycles>3</meta:editing-cycles>
    <meta:generator>OpenOffice/4.1.2$Win32 OpenOffice.org_project/412m3$Build-9782</meta:generator>
    <dc:date>2017-09-27T22:32:00.48</dc:date>
    <meta:document-statistic meta:table-count="0" meta:image-count="2" meta:object-count="0" meta:page-count="1" meta:paragraph-count="3" meta:word-count="11" meta:character-count="97"/>
    <dc:creator>Joseph Losee</dc:creator>
    <meta:user-defined meta:name="Info 1"/>
    <meta:user-defined meta:name="Info 2"/>
    <meta:user-defined meta:name="Info 3"/>
    <meta:user-defined meta:name="Info 4"/>
  </office:meta>
</office:document-meta>
</file>